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What is the Feynman sum description of a TQFT? What is the precise relationship between the Kontsevich-Tamarkin result and this?</text:p>
          </table:table-cell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table:style-name="Default" office:value-type="string" calcext:value-type="string">
            <text:p>Why don’t you care how the Feynman lines sit inside R^n?</text:p>
          </table:table-cell>
          <table:table-cell/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What should the analogous formality result be in this case?</text:p>
          </table:table-cell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/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table:style-name="Default"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table:style-name="Default" office:value-type="string" calcext:value-type="string">
            <text:p>Is there a compactification construction of 2d Yang-Mills?</text:p>
          </table:table-cell>
          <table:table-cell/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Is there a root system analogue of the theory of integrals and periods more generally? Where the usual theory is attached to the GL root system</text:p>
          </table:table-cell>
          <table:table-cell/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How do you define the Huang-Lepowsky tensor product on vertex algebra modules factorisably?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/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/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/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/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/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table:style-name="ce1"/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table:style-name="ce1" office:value-type="string" calcext:value-type="string">
            <text:p>**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table:style-name="ce1"/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 e.g. is there a sheaf on [curve] x R_\ge 0, whose fibre over 0 is D_[curve] and over nonzero t is O_[curve]?</text:p>
          </table:table-cell>
          <table:table-cell table:style-name="ce1"/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table:style-name="ce1"/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office:value-type="string" calcext:value-type="string">
            <text:p>Yes, see the recent Stokes paper</text:p>
          </table:table-cell>
          <table:table-cell/>
        </table:table-row>
        <table:table-row table:style-name="ro1">
          <table:table-cell office:value-type="string" calcext:value-type="string">
            <text:p>Is there a notion of oo-category which uses Weyl-quotient simplices (i.e. [0,1]/W) instead of ordinary simplices?</text:p>
          </table:table-cell>
          <table:table-cell table:style-name="ce1"/>
          <table:table-cell office:value-type="string" calcext:value-type="string">
            <text:p>KZSE</text:p>
          </table:table-cell>
          <table:table-cell office:value-type="string" calcext:value-type="string">
            <text:p>Lurie</text:p>
          </table:table-cell>
          <table:table-cell office:value-type="string" calcext:value-type="string">
            <text:p>Lu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is the precise relationship between Coh_{cs,T}(ADE resolution x C) and Rep_q T? What are generalisations for other easy CY3’s Y?</text:p>
          </table:table-cell>
          <table:table-cell table:style-name="ce1" office:value-type="string" calcext:value-type="string">
            <text:p>**</text:p>
          </table:table-cell>
          <table:table-cell/>
          <table:table-cell office:value-type="string" calcext:value-type="string">
            <text:p>Dominic </text:p>
          </table:table-cell>
          <table:table-cell office:value-type="string" calcext:value-type="string">
            <text:p>Schiffm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you replace FinSet with the category of ROOT SYSTEMS of Kac-Moody Lie algebras?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the correct Cartan root structure on Coh(C)?</text:p>
          </table:table-cell>
          <table:table-cell/>
          <table:table-cell office:value-type="string" calcext:value-type="string">
            <text:p>ShA</text:p>
          </table:table-cell>
          <table:table-cell office:value-type="string" calcext:value-type="string">
            <text:p>Shiff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notion of crystal over noncommutative spaces?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Rozenblyum</text:p>
          </table:table-cell>
          <table:table-cell office:value-type="string" calcext:value-type="string">
            <text:p>Charl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7:39:11.1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7T17:40:09.559000000</dc:date>
    <meta:editing-duration>PT3H43M5S</meta:editing-duration>
    <meta:editing-cycles>31</meta:editing-cycles>
    <meta:document-statistic meta:table-count="1" meta:cell-count="92" meta:object-count="0"/>
  </office:meta>
</office:document-meta>
</file>